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5000000CD650F7CC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itl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.8252in" svg:height="0.6272in" draw:z-index="0"><draw:image xlink:href="Pictures/1000000000000255000000CD650F7CC1.jpg" xlink:type="simple" xlink:show="embed" xlink:actuate="onLoad"/></draw:frame></text:p>
      <text:p text:style-name="P1"/>
      <text:p text:style-name="P1"/>
      <text:p text:style-name="P1"/>
      <text:p text:style-name="P2">Stowarzyszenie Musica Humana</text:p>
      <text:p text:style-name="P2">ul. Marsylska 9/39</text:p>
      <text:p text:style-name="P2"><draw:control text:anchor-type="paragraph" draw:z-index="1" draw:style-name="gr1" draw:text-style-name="P3" svg:width="4.3476in" svg:height="0.3197in" svg:x="3.1508in" svg:y="2.1098in" draw:control="control1"/><draw:control text:anchor-type="paragraph" draw:z-index="2" draw:style-name="gr1" draw:text-style-name="P3" svg:width="1.3685in" svg:height="0.3197in" svg:x="3.1508in" svg:y="1.6929in" draw:control="control2"/><draw:control text:anchor-type="paragraph" draw:z-index="3" draw:name="address1" draw:style-name="gr1" draw:text-style-name="P3" svg:width="4.3476in" svg:height="0.3197in" svg:x="3.1508in" svg:y="2.5264in" draw:control="control3"/><draw:control text:anchor-type="paragraph" draw:z-index="4" draw:style-name="gr1" draw:text-style-name="P3" svg:width="4.3476in" svg:height="0.3197in" svg:x="3.1508in" svg:y="2.9709in" draw:control="control4"/>02-763 Warsza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0161in" fo:page-height="6.378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6T16:04:34</meta:creation-date>
    <dc:date>2014-03-16T19:56:03</dc:date>
    <dc:creator>mike </dc:creator>
    <meta:editing-duration>PT6M50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3" meta:word-count="8" meta:character-count="61" meta:non-whitespace-character-count="56"/>
  </office:meta>
</office:document-meta>
</file>